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B00000025D4DBAB3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.635cm" fo:margin-right="0cm" fo:text-align="justify" style:justify-single-word="false"/>
    </style:style>
    <style:style style:name="P2" style:family="paragraph" style:parent-style-name="Standard">
      <style:paragraph-properties fo:margin-right="0cm" fo:text-align="justify" style:justify-single-word="false" fo:text-indent="0.635cm" style:auto-text-indent="false"/>
    </style:style>
    <style:style style:name="P3" style:family="paragraph" style:parent-style-name="Standard">
      <style:paragraph-properties fo:margin-left="0.635cm" fo:margin-right="0cm" fo:text-align="justify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Heading_20_3">
      <style:paragraph-properties fo:text-align="justify" style:justify-single-word="false" fo:break-before="page"/>
      <style:text-properties fo:language="ru" fo:country="RU" officeooo:rsid="001217b3" officeooo:paragraph-rsid="001217b3"/>
    </style:style>
    <style:style style:name="P5" style:family="paragraph" style:parent-style-name="Standard" style:list-style-name="WW8Num1">
      <style:paragraph-properties fo:text-align="justify" style:justify-single-word="false"/>
    </style:style>
    <style:style style:name="P6" style:family="paragraph" style:parent-style-name="Standard">
      <style:paragraph-properties fo:margin-left="0.635cm" fo:margin-right="0cm"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1217b3"/>
    </style:style>
    <style:style style:name="P8" style:family="paragraph" style:parent-style-name="Standard" style:list-style-name="L4">
      <style:paragraph-properties fo:text-align="justify" style:justify-single-word="false"/>
      <style:text-properties officeooo:paragraph-rsid="001217b3"/>
    </style:style>
    <style:style style:name="P9" style:family="paragraph" style:parent-style-name="Standard">
      <style:paragraph-properties fo:margin-left="0.635cm" fo:margin-right="0cm" fo:text-align="justify" style:justify-single-word="false"/>
      <style:text-properties fo:language="ru" fo:country="RU" officeooo:rsid="001217b3" officeooo:paragraph-rsid="001217b3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1217b3" officeooo:paragraph-rsid="001217b3"/>
    </style:style>
    <style:style style:name="P11" style:family="paragraph" style:parent-style-name="Standard" style:list-style-name="L1">
      <style:paragraph-properties fo:text-align="justify" style:justify-single-word="false"/>
      <style:text-properties fo:language="ru" fo:country="RU" officeooo:rsid="001217b3" officeooo:paragraph-rsid="001217b3"/>
    </style:style>
    <style:style style:name="P12" style:family="paragraph" style:parent-style-name="Standard" style:list-style-name="L2">
      <style:paragraph-properties fo:text-align="justify" style:justify-single-word="false"/>
      <style:text-properties fo:language="ru" fo:country="RU" officeooo:rsid="001217b3" officeooo:paragraph-rsid="001217b3"/>
    </style:style>
    <style:style style:name="P13" style:family="paragraph" style:parent-style-name="Standard" style:list-style-name="L2">
      <style:paragraph-properties fo:text-align="justify" style:justify-single-word="false" fo:break-before="page"/>
      <style:text-properties fo:language="ru" fo:country="RU" officeooo:rsid="001217b3" officeooo:paragraph-rsid="001217b3"/>
    </style:style>
    <style:style style:name="P14" style:family="paragraph" style:parent-style-name="Standard">
      <style:paragraph-properties fo:margin-left="0.635cm" fo:margin-right="0cm" fo:text-align="justify" style:justify-single-word="false"/>
      <style:text-properties fo:language="ru" fo:country="RU" fo:font-weight="bold" officeooo:rsid="001217b3" officeooo:paragraph-rsid="001217b3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weight="bold" officeooo:rsid="001217b3" officeooo:paragraph-rsid="001217b3" style:font-weight-asian="bold" style:font-weight-complex="bold"/>
    </style:style>
    <style:style style:name="P16" style:family="paragraph" style:parent-style-name="Standard">
      <style:paragraph-properties fo:margin-left="0.635cm" fo:margin-right="0cm" fo:text-align="justify" style:justify-single-word="false"/>
      <style:text-properties fo:language="ru" fo:country="RU" fo:font-style="italic" officeooo:rsid="001217b3" officeooo:paragraph-rsid="001217b3" style:font-style-asian="italic" style:font-style-complex="italic"/>
    </style:style>
    <style:style style:name="P17" style:family="paragraph" style:parent-style-name="Standard">
      <style:paragraph-properties fo:text-align="justify" style:justify-single-word="false"/>
      <style:text-properties fo:language="ru" fo:country="RU" fo:font-style="italic" officeooo:rsid="001217b3" officeooo:paragraph-rsid="001217b3" style:font-style-asian="italic" style:font-style-complex="italic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paragraph-rsid="001217b3"/>
    </style:style>
    <style:style style:name="P19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3">
      <style:paragraph-properties fo:margin-left="0cm" fo:margin-right="0cm" fo:text-indent="0cm" style:auto-text-indent="false"/>
    </style:style>
    <style:style style:name="P21" style:family="paragraph" style:parent-style-name="Text_20_body">
      <style:paragraph-properties fo:margin-top="0cm" fo:margin-bottom="0cm" style:contextual-spacing="false"/>
    </style:style>
    <style:style style:name="P22" style:family="paragraph" style:parent-style-name="Text_20_body">
      <style:paragraph-properties fo:text-align="justify" style:justify-single-word="false"/>
      <style:text-properties fo:language="ru" fo:country="RU" fo:font-style="normal" officeooo:rsid="001217b3" officeooo:paragraph-rsid="001217b3" style:font-style-asian="normal" style:font-style-complex="normal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01217b3" officeooo:paragraph-rsid="001217b3"/>
    </style:style>
    <style:style style:name="P25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Text_20_body" style:list-style-name="L5">
      <style:paragraph-properties fo:margin-left="0cm" fo:margin-right="0cm" fo:text-indent="0cm" style:auto-text-indent="false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font-style="italic" officeooo:rsid="001217b3" officeooo:paragraph-rsid="001217b3" style:font-style-asian="italic" style:font-style-complex="italic"/>
    </style:style>
    <style:style style:name="P28" style:family="paragraph" style:parent-style-name="Text_20_body" style:list-style-name="L6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29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 style:list-style-name="L7">
      <style:paragraph-properties fo:margin-left="0cm" fo:margin-right="0cm" fo:text-indent="0cm" style:auto-text-indent="false"/>
    </style:style>
    <style:style style:name="P31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32" style:family="paragraph" style:parent-style-name="Text_20_body" style:list-style-name="L9">
      <style:paragraph-properties fo:margin-left="0cm" fo:margin-right="0cm" fo:text-indent="0cm" style:auto-text-indent="false"/>
    </style:style>
    <style:style style:name="T1" style:family="text">
      <style:text-properties style:text-position="super 58%"/>
    </style:style>
    <style:style style:name="T2" style:family="text">
      <style:text-properties fo:language="en" fo:country="US"/>
    </style:style>
    <style:style style:name="T3" style:family="text">
      <style:text-properties officeooo:rsid="001217b3"/>
    </style:style>
    <style:style style:name="T4" style:family="text">
      <style:text-properties fo:language="ru" fo:country="RU" officeooo:rsid="001217b3"/>
    </style:style>
    <style:style style:name="T5" style:family="text">
      <style:text-properties fo:language="ru" fo:country="RU" fo:font-style="italic" officeooo:rsid="001217b3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Задание 2.</text:p>
      <text:list text:style-name="WW8Num1">
        <text:list-item>
          <text:p text:style-name="P5">Найти минимум функции двух переменных двумя методами: одним из методов нулевого порядка и одним из методов первого порядка, проверив применимость метода к заданной функции. Для решения составить компьютерную программу на любом языке программирования.</text:p>
        </text:list-item>
        <text:list-item>
          <text:p text:style-name="P5">Подготовить к защите:</text:p>
        </text:list-item>
      </text:list>
      <text:p text:style-name="P2">А) обоснование применимости метода к заданной функции;</text:p>
      <text:p text:style-name="P1">Б) краткое описание алгоритма метода;</text:p>
      <text:p text:style-name="P1">В) программный код;</text:p>
      <text:p text:style-name="P1">Г) результаты решения: координата точки минимума, минимальное значение функции, количество итераций при заданной точности 10<text:span text:style-name="T1">-6</text:span>;</text:p>
      <text:p text:style-name="P1">Д) вывод о работе методов.</text:p>
      <text:p text:style-name="P1"><text:span text:style-name="T2"/></text:p>
      <text:p text:style-name="P9">Вариант 4 (я в списке 19)</text:p>
      <text:p text:style-name="P9"><draw:frame draw:style-name="fr1" draw:name="Изображение1" text:anchor-type="char" svg:x="0.483cm" svg:y="0.318cm" svg:width="13.839cm" svg:height="0.979cm" draw:z-index="0"><draw:image xlink:href="Pictures/100000010000020B00000025D4DBAB3B.png" xlink:type="simple" xlink:show="embed" xlink:actuate="onLoad" draw:mime-type="image/png"/></draw:frame></text:p>
      <text:p text:style-name="P9"/>
      <text:p text:style-name="P9"/>
      <text:p text:style-name="P9"/>
      <text:p text:style-name="P14">метод нулевого порядка - Метод Нелдера-Мида (метод деформируемого многогранника)</text:p>
      <text:p text:style-name="P16"/>
      <text:p text:style-name="P16">Обоснование применимости метода к заданной функции:</text:p>
      <text:p text:style-name="P9"/>
      <text:list text:style-name="L4">
        <text:list-item>
          <text:p text:style-name="P8"><text:span text:style-name="T4">Метод Нелдера-Мида хорошо подходит для функций, которые могут быть не дифференцируемыми или имеют шумные значения, так как он не требует градиента.</text:span></text:p>
        </text:list-item>
      </text:list>
      <text:list xml:id="list4095349982" text:style-name="L3">
        <text:list-item>
          <text:p text:style-name="P19">Он может быть использован для многомерных функций, что делает его подходящим для данной функции двух переменных.</text:p>
        </text:list-item>
        <text:list-item>
          <text:p text:style-name="P20">Метод работает хорошо для относительно небольших размерностей, но может быть менее эффективным для высокоразмерных задач.</text:p>
        </text:list-item>
      </text:list>
      <text:p text:style-name="P27">Краткое описание алгоритма метода:</text:p>
      <text:p text:style-name="P18"><text:span text:style-name="T3">Метод Нелдера-Мида (или метод симплекса) — это метод оптимизации, который не требует вычисления градиента функции. Он работает с симплексом, который представляет собой геометрическую фигуру, состоящую из  вершин в -мерном пространстве. Алгоритм включает следующие шаги:</text:span></text:p>
      <text:list text:style-name="L5">
        <text:list-item>
          <text:p text:style-name="P25"><text:span text:style-name="Strong_20_Emphasis">Инициализация</text:span>: Создается начальный симплекс с  вершинами.</text:p>
        </text:list-item>
        <text:list-item>
          <text:p text:style-name="P25"><text:span text:style-name="Strong_20_Emphasis">Оценка</text:span>: Вычисляются значения функции в вершинах симплекса.</text:p>
        </text:list-item>
        <text:list-item>
          <text:p text:style-name="P25"><text:span text:style-name="Strong_20_Emphasis">Сортировка</text:span>: Вершины сортируются по значениям функции.</text:p>
        </text:list-item>
        <text:list-item>
          <text:p text:style-name="P25"><text:span text:style-name="Strong_20_Emphasis">Отражение</text:span>: Вычисляется отраженная вершина относительно центра масс.</text:p>
        </text:list-item>
        <text:list-item>
          <text:p text:style-name="P25"><text:span text:style-name="Strong_20_Emphasis">Увеличение/Сжатие</text:span>: В зависимости от значения функции в отраженной вершине, можно выполнить увеличение или сжатие.</text:p>
        </text:list-item>
        <text:list-item>
          <text:p text:style-name="P26"><text:span text:style-name="Strong_20_Emphasis">Перемещение</text:span>: Если ни отражение, ни увеличение не приводят к улучшению, выполняется сжатие.</text:p>
        </text:list-item>
      </text:list>
      <text:p text:style-name="P24"/>
      <text:list text:continue-list="list4095349982" text:style-name="L2">
        <text:list-header>
          <text:p text:style-name="P12"/>
          <text:p text:style-name="P13"/>
        </text:list-header>
      </text:list>
      <text:p text:style-name="P16">Программный код:</text:p>
      <text:p text:style-name="P9"/>
      <text:p text:style-name="P16">Результаты решения:</text:p>
      <text:list xml:id="list1126128352" text:style-name="L1">
        <text:list-item>
          <text:p text:style-name="P11">координата точки минимума - </text:p>
        </text:list-item>
        <text:list-item>
          <text:p text:style-name="P11">минимальное значение функции -</text:p>
        </text:list-item>
        <text:list-item>
          <text:p text:style-name="P11">количество итераций при заданной точности 10<text:span text:style-name="T1">-6</text:span> -</text:p>
        </text:list-item>
      </text:list>
      <text:p text:style-name="P10"/>
      <text:p text:style-name="P10"/>
      <text:p text:style-name="P10"/>
      <text:p text:style-name="P10"/>
      <text:p text:style-name="P15">метод первого порядка — Градиентный метод с оптимальным шагом: метод наискорейшего спуска</text:p>
      <text:p text:style-name="P10"/>
      <text:p text:style-name="P17">Обоснование применимости метода к заданной функции:</text:p>
      <text:p text:style-name="P17"/>
      <text:p text:style-name="P22">Градиентный метод подходит для гладких, дифференцируемых функций, что делает его применимым для функции , так как она является полиномиальной и, следовательно, гладкой.</text:p>
      <text:list text:style-name="L6">
        <text:list-item>
          <text:p text:style-name="P28">Метод наискорейшего спуска может быть более эффективным, чем метод Нелдера-Мида, особенно для функций с хорошими свойствами гладкости, так как он использует информацию о градиенте для выбора направления.</text:p>
        </text:list-item>
      </text:list>
      <text:p text:style-name="P17"/>
      <text:p text:style-name="P17">Краткое описание алгоритма метода:</text:p>
      <text:p text:style-name="P7"><text:line-break/>Градиентный метод с оптимальным шагом (или метод наискорейшего спуска) использует информацию о градиенте функции для нахождения направления спуска. Алгоритм включает следующие шаги:</text:p>
      <text:list text:style-name="L7">
        <text:list-item>
          <text:p text:style-name="P29"><text:span text:style-name="Strong_20_Emphasis">Инициализация</text:span>: Начальная точка задается.</text:p>
        </text:list-item>
        <text:list-item>
          <text:p text:style-name="P29"><text:span text:style-name="Strong_20_Emphasis">Вычисление градиента</text:span>: Находится градиент функции в текущей точке.</text:p>
        </text:list-item>
        <text:list-item>
          <text:p text:style-name="P29"><text:span text:style-name="Strong_20_Emphasis">Оптимальный шаг</text:span>: Вычисляется оптимальный шаг в направлении градиента, минимизируя функцию вдоль этого направления.</text:p>
        </text:list-item>
        <text:list-item>
          <text:p text:style-name="P30"><text:span text:style-name="Strong_20_Emphasis">Обновление точки</text:span>: Точка обновляется, и процесс повторяется до достижения заданной точности.</text:p>
        </text:list-item>
      </text:list>
      <text:p text:style-name="P17"/>
      <text:p text:style-name="P17">Программный код:</text:p>
      <text:p text:style-name="P17"/>
      <text:p text:style-name="P17">Результаты решения:</text:p>
      <text:list text:continue-list="list1126128352" text:style-name="L1">
        <text:list-item>
          <text:p text:style-name="P11">координата точки минимума - </text:p>
        </text:list-item>
        <text:list-item>
          <text:p text:style-name="P11">минимальное значение функции -</text:p>
        </text:list-item>
        <text:list-item>
          <text:p text:style-name="P11">количество итераций при заданной точности 10<text:span text:style-name="T1">-6</text:span> -</text:p>
        </text:list-item>
      </text:list>
      <text:p text:style-name="P10"/>
      <text:p text:style-name="P10"/>
      <text:p text:style-name="P10"/>
      <text:h text:style-name="P4" text:outline-level="3">Вывод о работе методов</text:h>
      <text:p text:style-name="Text_20_body"/>
      <text:list text:style-name="L9">
        <text:list-item>
          <text:p text:style-name="P31"><text:span text:style-name="Strong_20_Emphasis">Метод Нелдера-Мида</text:span>:</text:p>
          <text:list>
            <text:list-item>
              <text:p text:style-name="P31">Преимущества: Не требует вычисления градиента, может работать с не гладкими функциями. Подходит для сложных, многомерных задач.</text:p>
            </text:list-item>
            <text:list-item>
              <text:p text:style-name="P31">Недостатки: Может быть медленным для высокоразмерных задач и не всегда гарантирует нахождение глобального минимума.</text:p>
            </text:list-item>
          </text:list>
        </text:list-item>
        <text:list-item>
          <text:p text:style-name="P31"><text:span text:style-name="Strong_20_Emphasis">Градиентный метод с оптимальным шагом</text:span>:</text:p>
          <text:list>
            <text:list-item>
              <text:p text:style-name="P31">Преимущества: Обычно быстрее и более эффективен для гладких функций, так как использует информацию о градиенте. Может находить локальный минимум быстрее, чем метод Нелдера-Мида.</text:p>
            </text:list-item>
            <text:list-item>
              <text:p text:style-name="P32">Недостатки: Неэффективен для функций, которые имеют плоские области или точки седловидности, так как градиент может быть малым или равным нулю.</text:p>
            </text:list-item>
          </text:list>
        </text:list-item>
      </text:list>
      <text:p text:style-name="P21"/>
      <text:p text:style-name="P23">В зависимости от свойств целевой функции и требований к точности и скорости, выбор метода может варьироваться. Для функции  оба метода могут быть применены, но градиентный метод может оказаться более эффективным благодаря своей способности использовать информацию о градиенте.</text:p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n" fo:country="US" style:font-name-asian="Source Han Serif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WW8Num1z0" style:family="text"/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   </dc:title>
    <meta:initial-creator>User</meta:initial-creator>
    <meta:creation-date>2013-10-15T07:19:00</meta:creation-date>
    <dc:date>2024-11-12T21:46:37.326000000</dc:date>
    <meta:editing-cycles>5</meta:editing-cycles>
    <meta:editing-duration>PT47M30S</meta:editing-duration>
    <meta:generator>LibreOffice/24.2.5.2$Windows_X86_64 LibreOffice_project/bffef4ea93e59bebbeaf7f431bb02b1a39ee8a59</meta:generator>
    <meta:document-statistic meta:table-count="0" meta:image-count="1" meta:object-count="0" meta:page-count="3" meta:paragraph-count="52" meta:word-count="552" meta:character-count="4099" meta:non-whitespace-character-count="3619"/>
  </office:meta>
</office:document-meta>
</file>